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8:.C67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7])" office:value-type="float" office:value="2622.13" calcext:value-type="float">
            <text:p>2622.13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84:.C91])" office:value-type="float" office:value="-952.2" calcext:value-type="float">
            <text:p>-952.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8]; [.C92])" office:value-type="float" office:value="1669.93" calcext:value-type="float">
            <text:p>1669.9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00-00-00</text:date>, <text:time style:data-style-name="N2" text:time-value="13:18:25.581185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9T13:18:48.751281654</dc:date>
    <meta:editing-duration>P2DT9H4M44S</meta:editing-duration>
    <meta:editing-cycles>322</meta:editing-cycles>
    <meta:generator>LibreOffice/6.0.7.3$Linux_X86_64 LibreOffice_project/00m0$Build-3</meta:generator>
    <meta:document-statistic meta:table-count="6" meta:cell-count="1117" meta:object-count="0"/>
  </office:meta>
</office:document-meta>
</file>